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4000001BD9DA817004F63720A.png" manifest:media-type="image/png"/>
  <manifest:file-entry manifest:full-path="Pictures/100000010000035A000001DE900E207E2C8B6E6D.png" manifest:media-type="image/png"/>
  <manifest:file-entry manifest:full-path="Pictures/1000000100000351000001E6E45F24C2F43531CB.png" manifest:media-type="image/png"/>
  <manifest:file-entry manifest:full-path="Pictures/100000010000036B000001D46C0FD22CD9B556B0.png" manifest:media-type="image/png"/>
  <manifest:file-entry manifest:full-path="Pictures/1000000100000355000001C6B00BD309D4931C44.png" manifest:media-type="image/png"/>
  <manifest:file-entry manifest:full-path="Pictures/1000000100000357000001C991E781C1AC132563.png" manifest:media-type="image/png"/>
  <manifest:file-entry manifest:full-path="Pictures/1000000100000369000001CC37A18F3A78E517D1.png" manifest:media-type="image/png"/>
  <manifest:file-entry manifest:full-path="Pictures/1000000100000358000001EBC93B5825BE9A0E6C.png" manifest:media-type="image/png"/>
  <manifest:file-entry manifest:full-path="Pictures/1000000100000361000001C5A8C627513ED224C8.png" manifest:media-type="image/png"/>
  <manifest:file-entry manifest:full-path="Pictures/100000010000036D000001BB6B5574627D1BC157.png" manifest:media-type="image/png"/>
  <manifest:file-entry manifest:full-path="Pictures/1000000100000366000001ADF0B1471787F9B4B7.png" manifest:media-type="image/png"/>
  <manifest:file-entry manifest:full-path="Pictures/1000000100000367000001CC309407E7BD6A28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n1" text:anchor-type="char" svg:width="6.9252in" svg:height="3.9638in" draw:z-index="0"><draw:image xlink:href="Pictures/1000000100000351000001E6E45F24C2F43531CB.png" xlink:type="simple" xlink:show="embed" xlink:actuate="onLoad" draw:mime-type="image/png"/></draw:frame><text:s/></text:p>
      <text:p text:style-name="Preformatted_20_Text"/>
      <text:p text:style-name="Preformatted_20_Text"><draw:frame draw:style-name="fr1" draw:name="Imagen2" text:anchor-type="char" svg:width="6.9252in" svg:height="3.6854in" draw:z-index="1"><draw:image xlink:href="Pictures/1000000100000355000001C6B00BD309D4931C44.png" xlink:type="simple" xlink:show="embed" xlink:actuate="onLoad" draw:mime-type="image/png"/></draw:frame><text:s text:c="3"/></text:p>
      <text:p text:style-name="P1"/>
      <text:p text:style-name="Preformatted_20_Text"/>
      <text:p text:style-name="Preformatted_20_Text"><draw:frame draw:style-name="fr1" draw:name="Imagen3" text:anchor-type="char" svg:width="6.9252in" svg:height="3.8575in" draw:z-index="2"><draw:image xlink:href="Pictures/100000010000035A000001DE900E207E2C8B6E6D.png" xlink:type="simple" xlink:show="embed" xlink:actuate="onLoad" draw:mime-type="image/png"/></draw:frame><text:s/></text:p>
      <text:p text:style-name="Preformatted_20_Text"/>
      <text:p text:style-name="Preformatted_20_Text"/>
      <text:p text:style-name="Preformatted_20_Text"><draw:frame draw:style-name="fr1" draw:name="Imagen4" text:anchor-type="char" svg:width="6.9252in" svg:height="3.6484in" draw:z-index="3"><draw:image xlink:href="Pictures/1000000100000369000001CC37A18F3A78E517D1.png" xlink:type="simple" xlink:show="embed" xlink:actuate="onLoad" draw:mime-type="image/png"/></draw:frame><text:s/></text:p>
      <text:p text:style-name="P1"/>
      <text:p text:style-name="Preformatted_20_Text"><draw:frame draw:style-name="fr1" draw:name="Imagen5" text:anchor-type="char" svg:width="6.9252in" svg:height="3.7016in" draw:z-index="4"><draw:image xlink:href="Pictures/1000000100000357000001C991E781C1AC132563.png" xlink:type="simple" xlink:show="embed" xlink:actuate="onLoad" draw:mime-type="image/png"/></draw:frame><text:s text:c="3"/></text:p>
      <text:p text:style-name="Preformatted_20_Text"/>
      <text:p text:style-name="Preformatted_20_Text"><draw:frame draw:style-name="fr1" draw:name="Imagen6" text:anchor-type="char" svg:width="6.9252in" svg:height="3.55in" draw:z-index="5"><draw:image xlink:href="Pictures/1000000100000364000001BD9DA817004F63720A.png" xlink:type="simple" xlink:show="embed" xlink:actuate="onLoad" draw:mime-type="image/png"/></draw:frame><text:s/></text:p>
      <text:p text:style-name="Preformatted_20_Text"/>
      <text:p text:style-name="Preformatted_20_Text"/>
      <text:p text:style-name="Preformatted_20_Text"><draw:frame draw:style-name="fr2" draw:name="Imagen7" text:anchor-type="char" svg:width="6.9252in" svg:height="3.9717in" draw:z-index="6"><draw:image xlink:href="Pictures/1000000100000358000001EBC93B5825BE9A0E6C.png" xlink:type="simple" xlink:show="embed" xlink:actuate="onLoad" draw:mime-type="image/png"/></draw:frame><text:soft-page-break/><text:s/></text:p>
      <text:p text:style-name="Preformatted_20_Text"/>
      <text:p text:style-name="Preformatted_20_Text"><draw:frame draw:style-name="fr1" draw:name="Imagen8" text:anchor-type="char" svg:width="6.9252in" svg:height="3.7035in" draw:z-index="7"><draw:image xlink:href="Pictures/100000010000036B000001D46C0FD22CD9B556B0.png" xlink:type="simple" xlink:show="embed" xlink:actuate="onLoad" draw:mime-type="image/png"/></draw:frame><text:s text:c="2"/></text:p>
      <text:p text:style-name="Preformatted_20_Text"/>
      <text:p text:style-name="Preformatted_20_Text"><draw:frame draw:style-name="fr2" draw:name="Imagen9" text:anchor-type="char" svg:width="6.9252in" svg:height="3.6264in" draw:z-index="8"><draw:image xlink:href="Pictures/1000000100000361000001C5A8C627513ED224C8.png" xlink:type="simple" xlink:show="embed" xlink:actuate="onLoad" draw:mime-type="image/png"/></draw:frame><text:soft-page-break/><text:s text:c="2"/></text:p>
      <text:p text:style-name="Preformatted_20_Text"/>
      <text:p text:style-name="Preformatted_20_Text"/>
      <text:p text:style-name="Preformatted_20_Text"><draw:frame draw:style-name="fr1" draw:name="Imagen10" text:anchor-type="char" svg:width="6.9252in" svg:height="3.498in" draw:z-index="9"><draw:image xlink:href="Pictures/100000010000036D000001BB6B5574627D1BC157.png" xlink:type="simple" xlink:show="embed" xlink:actuate="onLoad" draw:mime-type="image/png"/></draw:frame><text:s text:c="2"/></text:p>
      <text:p text:style-name="Preformatted_20_Text"/>
      <text:p text:style-name="P1"/>
      <text:p text:style-name="Preformatted_20_Text"/>
      <text:p text:style-name="Preformatted_20_Text"><draw:frame draw:style-name="fr1" draw:name="Imagen11" text:anchor-type="char" svg:width="6.9252in" svg:height="3.4146in" draw:z-index="10"><draw:image xlink:href="Pictures/1000000100000366000001ADF0B1471787F9B4B7.png" xlink:type="simple" xlink:show="embed" xlink:actuate="onLoad" draw:mime-type="image/png"/></draw:frame><text:s/></text:p>
      <text:p text:style-name="Preformatted_20_Text"/>
      <text:p text:style-name="Preformatted_20_Text"><draw:frame draw:style-name="fr1" draw:name="Imagen12" text:anchor-type="char" svg:width="6.9252in" svg:height="3.6571in" draw:z-index="11"><draw:image xlink:href="Pictures/1000000100000367000001CC309407E7BD6A2826.png" xlink:type="simple" xlink:show="embed" xlink:actuate="onLoad" draw:mime-type="image/png"/></draw:frame><text:s/></text:p>
      <text:p text:style-name="Preformatted_20_Text"/>
      <text:p text:style-name="Preformatted_20_Text"/>
      <text:p text:style-name="P1"/>
      <text:p text:style-name="Preformatted_20_Text"/>
      <text:p text:style-name="Preformatted_20_Text"/>
      <text:p text:style-name="P1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11-26T10:24:37.623000000</dc:date>
    <meta:editing-duration>PT16M18S</meta:editing-duration>
    <meta:editing-cycles>11</meta:editing-cycles>
    <meta:document-statistic meta:table-count="0" meta:image-count="12" meta:object-count="0" meta:page-count="8" meta:paragraph-count="12" meta:word-count="0" meta:character-count="19" meta:non-whitespace-character-count="0"/>
  </office:meta>
</office:document-meta>
</file>